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" svg:font-family="NSimSun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3" fo:font-size="10pt" style:font-size-asian="10pt" style:font-size-complex="10pt"/>
    </style:style>
    <style:style style:name="P5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font-name="Arial3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font-name="Arial3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text-indent="0cm" style:auto-text-indent="false"/>
      <style:text-properties fo:color="#000000" style:font-name="Arial3" fo:font-size="10pt" fo:font-style="normal" officeooo:paragraph-rsid="00126101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font-name="Arial3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9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text-indent="0cm" style:auto-text-indent="false"/>
      <style:text-properties fo:color="#000000" style:font-name="Arial3" fo:font-size="10pt" fo:font-style="normal" officeooo:paragraph-rsid="002e6879" style:font-size-asian="10pt" style:font-style-asian="normal" style:font-size-complex="10pt" style:font-style-complex="normal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.034cm" fo:margin-top="0cm" fo:margin-bottom="0.21cm" loext:contextual-spacing="false" fo:line-height="100%" fo:text-align="justify" style:justify-single-word="false" fo:text-indent="0cm" style:auto-text-indent="false" fo:background-color="#ffffff"/>
      <style:text-properties fo:color="#000000" style:font-name="Arial3" fo:font-size="10pt" fo:language="es" fo:country="ES" fo:font-style="normal" fo:background-color="transparent" style:font-name-asian="Times New Roman" style:font-size-asian="10pt" style:font-style-asian="normal" style:font-name-complex="Arial3" style:font-size-complex="10pt" style:language-complex="ar" style:country-complex="SA" style:font-style-complex="normal"/>
    </style:style>
    <style:style style:name="P11" style:family="paragraph" style:parent-style-name="Standard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3" fo:font-size="13pt" fo:font-style="italic" fo:text-shadow="none" style:text-underline-style="none" fo:font-weight="bold" officeooo:rsid="0045ec7f" officeooo:paragraph-rsid="00165968" style:font-size-asian="13pt" style:font-style-asian="italic" style:font-weight-asian="bold" style:font-name-complex="Arial3" style:font-size-complex="13pt" style:font-style-complex="italic" style:font-weight-complex="bold" style:text-overline-style="none" style:text-overline-color="font-color"/>
    </style:style>
    <style:style style:name="P12" style:family="paragraph" style:parent-style-name="Standard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fo:color="#000000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1541bd" officeooo:paragraph-rsid="002cbf7b" style:text-blinking="false" fo:background-color="transparent" style:font-name-asian="Verdana1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.034cm" fo:margin-top="0cm" fo:margin-bottom="0.21cm" loext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font-name="Arial3" fo:font-size="13pt" style:text-underline-style="none" fo:font-weight="bold" officeooo:paragraph-rsid="0027c164" style:font-size-asian="13pt" style:font-weight-asian="bold" style:font-name-complex="Arial3" style:font-size-complex="13pt" style:font-weight-complex="bold"/>
    </style:style>
    <style:style style:name="P14" style:family="paragraph" style:parent-style-name="Standard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/>
      <style:text-properties officeooo:paragraph-rsid="002f15ef" fo:hyphenate="false" fo:hyphenation-remain-char-count="2" fo:hyphenation-push-char-count="2" loext:hyphenation-no-caps="false"/>
    </style:style>
    <style:style style:name="P15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3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6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font-name="Arial3" fo:font-size="10pt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style:font-name="Arial3" fo:font-size="10pt" fo:font-style="normal" style:font-size-asian="10pt" style:font-style-asian="normal" style:font-name-complex="Arial3" style:font-size-complex="10pt" style:font-style-complex="normal" fo:hyphenate="false" fo:hyphenation-remain-char-count="2" fo:hyphenation-push-char-count="2" loext:hyphenation-no-caps="false"/>
    </style:style>
    <style:style style:name="P18" style:family="paragraph" style:parent-style-name="Text_20_body">
      <style:paragraph-properties fo:margin-left="0cm" fo:margin-right="0.034cm" fo:margin-top="0cm" fo:margin-bottom="0.21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text-line-through-style="none" style:text-line-through-type="none" style:font-name="Arial3" fo:font-size="10pt" fo:letter-spacing="-0.004cm" fo:language="es" fo:country="E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Text_20_body">
      <style:paragraph-properties fo:margin-left="0cm" fo:margin-right="0.034cm" fo:margin-top="0cm" fo:margin-bottom="0.21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2a6099" style:font-name="Arial3" fo:font-size="8pt" fo:font-style="normal" fo:font-weight="bold" officeooo:rsid="001c318c" officeooo:paragraph-rsid="001c318c" style:font-size-asian="8pt" style:font-style-asian="normal" style:font-weight-asian="bold" style:font-size-complex="8pt" style:font-style-complex="normal" style:font-weight-complex="bold" fo:hyphenate="false" fo:hyphenation-remain-char-count="2" fo:hyphenation-push-char-count="2" loext:hyphenation-no-caps="false"/>
    </style:style>
    <style:style style:name="P20" style:family="paragraph" style:parent-style-name="Text_20_body" style:master-page-name="">
      <style:paragraph-properties fo:margin-left="0cm" fo:margin-right="0.034cm" fo:margin-top="0cm" fo:margin-bottom="0.21cm" loext:contextual-spacing="false" fo:line-height="100%" fo:text-align="justify" style:justify-single-word="false" fo:hyphenation-ladder-count="no-limit" fo:text-indent="0cm" style:auto-text-indent="false" style:page-number="auto"/>
      <style:text-properties fo:color="#000000" style:font-name="Arial3" fo:font-size="10pt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21" style:family="paragraph" style:parent-style-name="Text_20_body" style:master-page-name="">
      <style:paragraph-properties fo:margin-left="0cm" fo:margin-right="0.034cm" fo:margin-top="0cm" fo:margin-bottom="0.21cm" loext:contextual-spacing="false" fo:line-height="100%" fo:text-align="center" style:justify-single-word="false" fo:hyphenation-ladder-count="no-limit" fo:text-indent="0cm" style:auto-text-indent="false" style:page-number="auto"/>
      <style:text-properties fo:color="#000000" style:font-name="Arial3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.21cm" loext:contextual-spacing="false" fo:line-height="100%"/>
      <style:text-properties style:font-name="Arial3" fo:font-size="10pt" fo:font-style="normal" fo:font-weight="normal" officeooo:paragraph-rsid="0012610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.21cm" loext:contextual-spacing="false" fo:line-height="100%"/>
      <style:text-properties fo:color="#000000" style:text-line-through-style="none" style:text-line-through-type="none" style:font-name="Arial3" fo:font-size="10pt" fo:font-style="normal" style:text-underline-style="none" fo:font-weight="normal" style:text-blinking="false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4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03b7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.21cm" loext:contextual-spacing="false" fo:line-height="100%" fo:text-align="justify" style:justify-single-word="false"/>
      <style:text-properties style:use-window-font-color="true" style:text-outline="false" style:text-line-through-style="none" style:text-line-through-type="none" style:font-name="Arial3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paragraph-rsid="0025bb31" style:font-size-asian="8pt" style:font-style-asian="normal" style:font-size-complex="8pt" style:font-style-complex="normal" fo:hyphenate="true" fo:hyphenation-remain-char-count="2" fo:hyphenation-push-char-count="2" loext:hyphenation-no-caps="false"/>
    </style:style>
    <style:style style:name="P27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paragraph-rsid="002e6879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8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style:font-name="Arial3" fo:font-size="8pt" fo:font-style="normal" officeooo:rsid="00165968" officeooo:paragraph-rsid="001c318c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29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fo:color="#000000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ba40c" officeooo:paragraph-rsid="001c318c" style:text-blinking="false" fo:background-color="transparent" style:font-name-asian="Times New Roman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paragraph-properties fo:margin-top="0cm" fo:margin-bottom="0.21cm" loext:contextual-spacing="false" fo:line-height="100%" fo:text-align="justify" style:justify-single-word="false" fo:orphans="2" fo:widows="2" fo:hyphenation-ladder-count="no-limit" style:writing-mode="lr-tb"/>
      <style:text-properties fo:color="#000000" style:text-line-through-style="none" style:text-line-through-type="none" style:font-name="Arial3" fo:font-size="10pt" fo:letter-spacing="-0.004cm" fo:language="es" fo:country="ES" fo:font-style="normal" style:text-underline-style="none" fo:font-weight="normal" officeooo:rsid="001c318c" officeooo:paragraph-rsid="0025bb31" style:text-blinking="false" fo:background-color="transparent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.21cm" loext:contextual-spacing="false" fo:line-height="100%" fo:text-align="center" style:justify-single-word="false" fo:orphans="2" fo:widows="2" fo:hyphenation-ladder-count="no-limit" style:writing-mode="lr-tb"/>
      <style:text-properties style:font-name="Arial3" fo:font-size="10pt" fo:font-style="normal" officeooo:rsid="00165968" officeooo:paragraph-rsid="00219b38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32" style:family="paragraph" style:parent-style-name="Text_20_body_20__28_user_29_">
      <style:paragraph-properties fo:margin-top="0cm" fo:margin-bottom="0.21cm" loext:contextual-spacing="false" fo:text-align="center" style:justify-single-word="false"/>
      <style:text-properties fo:color="#000000" style:font-name="Arial3" fo:font-size="10pt" officeooo:paragraph-rsid="00219b38" style:font-size-asian="10pt" style:font-name-complex="Arial4" style:font-size-complex="10pt"/>
    </style:style>
    <style:style style:name="P33" style:family="paragraph" style:parent-style-name="Text_20_body" style:master-page-name="">
      <style:paragraph-properties fo:margin-top="0cm" fo:margin-bottom="0.21cm" loext:contextual-spacing="false" fo:line-height="100%" fo:text-align="justify" style:justify-single-word="false" fo:orphans="2" fo:widows="2" fo:hyphenation-ladder-count="no-limit" style:page-number="auto" style:writing-mode="lr-tb"/>
      <style:text-properties style:font-name="Arial3" fo:font-size="8pt" fo:font-style="normal" officeooo:rsid="00165968" officeooo:paragraph-rsid="002e6879" style:font-size-asian="8pt" style:font-style-asian="normal" style:font-size-complex="8pt" style:font-style-complex="normal" fo:hyphenate="false" fo:hyphenation-remain-char-count="2" fo:hyphenation-push-char-count="2" loext:hyphenation-no-caps="false"/>
    </style:style>
    <style:style style:name="P3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3" fo:font-size="10pt" fo:letter-spacing="normal" officeooo:rsid="0045ec7f" style:font-size-asian="10pt" style:font-size-complex="10pt"/>
    </style:style>
    <style:style style:name="T3" style:family="text">
      <style:text-properties fo:color="#000000"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4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5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65968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6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ba40c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bb25a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8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eed5f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c318c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25bb31" style:text-blinking="false" fo:background-color="transparent" loext:char-shading-value="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color="#000000" style:text-line-through-style="none" style:text-line-through-type="none" fo:font-size="10pt" fo:letter-spacing="-0.004cm" fo:language="es" fo:country="ES" style:text-underline-style="none" fo:font-weight="normal" officeooo:rsid="001ba40c" style:text-blinking="false" fo:background-color="transparent" loext:char-shading-value="0" style:font-name-asian="Times New Roman" style:font-size-asian="10pt" style:font-weight-asian="normal" style:font-name-complex="Arial3" style:font-size-complex="10pt" style:language-complex="ar" style:country-complex="SA" style:font-weight-complex="normal"/>
    </style:style>
    <style:style style:name="T12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13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officeooo:rsid="00165968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14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officeooo:rsid="0025bb31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15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officeooo:rsid="001c318c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fo:color="#000000" style:text-line-through-style="none" style:text-line-through-type="none" fo:font-size="10pt" fo:letter-spacing="-0.004cm" fo:language="es" fo:country="ES" style:text-underline-style="none" fo:font-weight="bold" officeooo:rsid="0025bb31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fo:color="#000000" style:text-line-through-style="none" style:text-line-through-type="none" fo:font-size="10pt" fo:letter-spacing="-0.004cm" fo:language="es" fo:country="ES" fo:font-style="italic" style:text-underline-style="none" fo:font-weight="normal" style:text-blinking="false" fo:background-color="transparent" loext:char-shading-value="0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19" style:family="text">
      <style:text-properties fo:color="#000000" style:text-line-through-style="none" style:text-line-through-type="none" style:font-name="Arial1" fo:letter-spacing="-0.004cm" fo:language="es" fo:country="ES" style:text-underline-style="none" fo:font-weight="normal" officeooo:rsid="00040fc1" style:text-blinking="false" fo:background-color="transparent" loext:char-shading-value="0" style:font-name-asian="Times New Roman" style:font-weight-asian="normal" style:font-name-complex="Arial3" style:language-complex="ar" style:country-complex="SA" style:font-weight-complex="normal"/>
    </style:style>
    <style:style style:name="T20" style:family="text">
      <style:text-properties fo:color="#000000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541bd" style:text-blinking="false" style:font-name-asian="Arial3" style:font-size-asian="10pt" style:language-asian="ar" style:country-asian="SA" style:font-style-asian="normal" style:font-weight-asian="normal" style:font-name-complex="Arial4" style:font-size-complex="10pt" style:language-complex="ar" style:country-complex="SA" style:font-style-complex="normal" style:font-weight-complex="normal"/>
    </style:style>
    <style:style style:name="T21" style:family="text">
      <style:text-properties fo:color="#000000" style:font-name-complex="Arial3"/>
    </style:style>
    <style:style style:name="T22" style:family="text">
      <style:text-properties fo:color="#000000" officeooo:rsid="001c318c" style:font-name-complex="Arial3"/>
    </style:style>
    <style:style style:name="T23" style:family="text">
      <style:text-properties fo:color="#000000" fo:font-style="normal" fo:font-weight="bold" style:font-style-asian="normal" style:font-weight-asian="bold" style:font-name-complex="Arial3" style:font-style-complex="normal" style:font-weight-complex="bold"/>
    </style:style>
    <style:style style:name="T24" style:family="text">
      <style:text-properties fo:color="#000000" fo:font-style="normal" fo:font-weight="bold" officeooo:rsid="00126101" style:font-style-asian="normal" style:font-weight-asian="bold" style:font-name-complex="Arial3" style:font-style-complex="normal" style:font-weight-complex="bold"/>
    </style:style>
    <style:style style:name="T25" style:family="text">
      <style:text-properties fo:color="#000000" style:text-outline="false" style:text-line-through-style="none" style:text-line-through-type="none" style:font-name="Arial2" fo:font-size="10pt" fo:letter-spacing="-0.004cm" fo:language="es" fo:country="ES" fo:text-shadow="none" style:text-underline-style="none" fo:font-weight="normal" officeooo:rsid="004ee151" style:text-blinking="false" fo:background-color="transparent" loext:char-shading-value="0" style:font-name-asian="Verdana1" style:font-size-asian="10pt" style:font-weight-asian="normal" style:font-name-complex="Arial4" style:font-size-complex="10pt" style:language-complex="ar" style:country-complex="SA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2" fo:font-size="10pt" fo:letter-spacing="-0.004cm" fo:language="es" fo:country="ES" fo:text-shadow="none" style:text-underline-style="none" fo:font-weight="bold" officeooo:rsid="0024a0da" style:letter-kerning="true" style:text-blinking="false" fo:background-color="transparent" loext:char-shading-value="0" style:font-name-asian="SimSun" style:font-size-asian="10pt" style:language-asian="zh" style:country-asian="CN" style:font-style-asian="italic" style:font-weight-asian="bold" style:font-name-complex="Lucida Sans1" style:font-size-complex="10pt" style:language-complex="hi" style:country-complex="IN" style:font-weight-complex="bold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rial1" fo:font-size="10pt" fo:letter-spacing="-0.004cm" fo:language="es" fo:country="ES" fo:text-shadow="none" style:text-underline-style="none" fo:font-weight="normal" officeooo:rsid="00040fc1" style:letter-kerning="true" style:text-blinking="false" fo:background-color="transparent" loext:char-shading-value="0" style:font-name-asian="Verdana1" style:font-size-asian="10pt" style:language-asian="zh" style:country-asian="CN" style:font-weight-asian="normal" style:font-name-complex="Arial3" style:font-size-complex="10pt" style:language-complex="ar" style:country-complex="SA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bold" officeooo:rsid="0027c164" style:text-blinking="false" fo:background-color="transparent" loext:char-shading-value="0" style:font-name-asian="Verdana1" style:font-size-asian="10pt" style:font-style-asian="normal" style:font-weight-asian="bold" style:font-name-complex="Arial4" style:font-size-complex="10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1541bd" style:text-blinking="false" fo:background-color="transparent" loext:char-shading-value="0" style:font-name-asian="Verdana1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Arial3" fo:font-size="10pt" fo:letter-spacing="-0.004cm" fo:language="es" fo:country="ES" fo:font-style="normal" fo:text-shadow="none" style:text-underline-style="none" fo:font-weight="normal" officeooo:rsid="00751d22" style:text-blinking="false" fo:background-color="transparent" loext:char-shading-value="0" style:font-name-asian="Verdana1" style:font-size-asian="10pt" style:font-style-asian="normal" style:font-weight-asian="normal" style:font-name-complex="Arial4" style:font-size-complex="10pt" style:language-complex="ar" style:country-complex="SA" style:font-style-complex="normal" style:font-weight-complex="normal" style:text-overline-style="none" style:text-overline-color="font-color"/>
    </style:style>
    <style:style style:name="T31" style:family="text">
      <style:text-properties style:text-line-through-style="none" style:text-line-through-type="none" fo:font-size="10pt" fo:letter-spacing="-0.004cm" fo:language="es" fo:country="ES" style:text-underline-style="none" officeooo:rsid="001ba40c" style:text-blinking="false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165968" fo:background-color="transparent" loext:char-shading-value="0"/>
    </style:style>
    <style:style style:name="T34" style:family="text">
      <style:text-properties officeooo:rsid="0026f0a0" fo:background-color="transparent" loext:char-shading-value="0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075d02" style:font-style-asian="italic" style:font-style-complex="italic"/>
    </style:style>
    <style:style style:name="T37" style:family="text">
      <style:text-properties fo:font-style="italic" officeooo:rsid="00165968" style:font-style-asian="italic" style:font-style-complex="italic"/>
    </style:style>
    <style:style style:name="T38" style:family="text">
      <style:text-properties fo:color="#3465a4" style:text-line-through-style="none" style:text-line-through-type="none" fo:font-size="10pt" fo:letter-spacing="-0.004cm" fo:language="es" fo:country="ES" style:text-underline-style="none" fo:font-weight="bold" officeooo:rsid="00165968" style:text-blinking="false" fo:background-color="transparent" loext:char-shading-value="0" style:font-name-asian="Times New Roman" style:font-size-asian="10pt" style:font-weight-asian="bold" style:font-name-complex="Arial3" style:font-size-complex="10pt" style:language-complex="ar" style:country-complex="SA" style:font-weight-complex="bold"/>
    </style:style>
    <style:style style:name="T39" style:family="text">
      <style:text-properties style:use-window-font-color="true" style:text-outline="false" style:text-line-through-style="none" style:text-line-through-type="none" fo:text-shadow="none" style:text-underline-style="none" officeooo:rsid="00420ab2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fo:text-shadow="none" style:text-underline-style="none" officeooo:rsid="0045ec7f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fo:text-shadow="none" style:text-underline-style="none" officeooo:rsid="004e53cf" style:text-overline-style="none" style:text-overline-color="font-color"/>
    </style:style>
    <style:style style:name="T42" style:family="text">
      <style:text-properties style:font-name="Arial3" fo:font-size="10pt" officeooo:rsid="0045ec7f" style:font-size-asian="10pt" style:font-size-complex="10pt"/>
    </style:style>
    <style:style style:name="T43" style:family="text">
      <style:text-properties fo:color="#2a6099" style:text-line-through-style="none" style:text-line-through-type="none" fo:font-size="10pt" fo:letter-spacing="-0.004cm" fo:language="es" fo:country="ES" style:text-underline-style="none" fo:font-weight="bold" officeooo:rsid="001ba40c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4" style:family="text">
      <style:text-properties fo:color="#2a6099" style:text-line-through-style="none" style:text-line-through-type="none" fo:font-size="10pt" fo:letter-spacing="-0.004cm" fo:language="es" fo:country="ES" style:text-underline-style="none" fo:font-weight="bold" officeooo:rsid="001c318c" style:text-blinking="false" fo:background-color="transparent" loext:char-shading-value="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45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46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47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48" style:family="text">
      <style:text-properties fo:font-weight="bold" officeooo:rsid="00149f96" style:font-weight-asian="bold" style:font-weight-complex="bold"/>
    </style:style>
    <style:style style:name="T49" style:family="text">
      <style:text-properties fo:font-weight="bold" officeooo:rsid="0027c164" fo:background-color="transparent" loext:char-shading-value="0" style:font-weight-asian="bold" style:font-weight-complex="bold"/>
    </style:style>
    <style:style style:name="T50" style:family="text">
      <style:text-properties fo:letter-spacing="-0.004cm" fo:language="es" fo:country="ES" officeooo:rsid="00165968" style:text-blinking="false" fo:background-color="transparent" loext:char-shading-value="0" style:font-name-asian="Verdana1" style:font-name-complex="Arial4" style:language-complex="ar" style:country-complex="SA"/>
    </style:style>
    <style:style style:name="T51" style:family="text">
      <style:text-properties style:text-outline="false" style:text-line-through-style="none" style:text-line-through-type="none" style:font-name="Arial2" fo:letter-spacing="-0.004cm" fo:language="es" fo:country="ES" fo:text-shadow="none" style:text-underline-style="none" fo:font-weight="normal" officeooo:rsid="004ee151" style:text-blinking="false" fo:background-color="transparent" loext:char-shading-value="0" style:font-name-asian="Verdana1" style:font-weight-asian="normal" style:font-name-complex="Arial4" style:language-complex="ar" style:country-complex="SA" style:font-weight-complex="normal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rial2" fo:letter-spacing="-0.004cm" fo:language="es" fo:country="ES" fo:text-shadow="none" style:text-underline-style="none" fo:font-weight="bold" officeooo:rsid="0024a0da" style:letter-kerning="true" style:text-blinking="false" fo:background-color="transparent" loext:char-shading-value="0" style:font-name-asian="SimSun" style:language-asian="zh" style:country-asian="CN" style:font-style-asian="italic" style:font-weight-asian="bold" style:font-name-complex="Lucida Sans1" style:language-complex="hi" style:country-complex="IN" style:font-weight-complex="bold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rial1" fo:letter-spacing="-0.004cm" fo:language="es" fo:country="ES" fo:text-shadow="none" style:text-underline-style="none" fo:font-weight="normal" officeooo:rsid="00040fc1" style:letter-kerning="true" style:text-blinking="false" fo:background-color="transparent" loext:char-shading-value="0" style:font-name-asian="Verdana1" style:language-asian="zh" style:country-asian="CN" style:font-weight-asian="normal" style:font-name-complex="Arial3" style:language-complex="ar" style:country-complex="SA" style:font-weight-complex="normal" style:text-overline-style="none" style:text-overline-color="font-color"/>
    </style:style>
    <style:style style:name="T54" style:family="text">
      <style:text-properties style:text-outline="false" fo:font-style="italic" fo:text-shadow="none" officeooo:rsid="0045ec7f" style:font-style-asian="italic" style:font-style-complex="italic" style:text-overline-style="none" style:text-overline-color="font-color"/>
    </style:style>
    <style:style style:name="T55" style:family="text">
      <style:text-properties style:text-outline="false" fo:language="es" fo:country="ES" fo:font-style="italic" fo:text-shadow="none" officeooo:rsid="0045ec7f" style:letter-kerning="true" fo:background-color="transparent" loext:char-shading-value="0" style:font-name-asian="SimSun" style:language-asian="zh" style:country-asian="CN" style:font-style-asian="italic" style:language-complex="hi" style:country-complex="IN" style:font-style-complex="italic" style:text-overline-style="none" style:text-overline-color="font-color"/>
    </style:style>
    <style:style style:name="T56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5">R</text:span><text:span text:style-name="T54">ESOLUCIÓN</text:span></text:p>
      <text:p text:style-name="P11"/>
      <text:p text:style-name="P24">Número de expediente: $$V_NUMEXP$$<text:span text:style-name="T3"> </text:span></text:p>
      <text:p text:style-name="P25"><text:span text:style-name="Fuente_20_de_20_párrafo_20_predeter."><text:span text:style-name="T42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42"> </text:span></text:span></text:p>
      <text:p text:style-name="P22"><text:span text:style-name="T39">Fecha: </text:span><text:span text:style-name="T40">$$DIA_SISTEMA$$ </text:span><text:span text:style-name="T41">de</text:span><text:span text:style-name="T40"> $$MES_SISTEMA$$ </text:span><text:span text:style-name="T41">de </text:span><text:span text:style-name="T40">$$EJERCICIO_SISTEMA$$</text:span></text:p>
      <text:p text:style-name="P23"/>
      <text:p text:style-name="P10"/>
      <text:p text:style-name="P5">ANTECEDENTES DE HECHO</text:p>
      <text:p text:style-name="P5"/>
      <text:p text:style-name="P14"><text:span text:style-name="T28">PRIMERO.- </text:span><text:span text:style-name="T29">Con fecha $$DIA_REGISTRO_SOLIC$$ de $$MES_REGISTRO_SOLIC$$ de $$EJERCICIO_REGISTRO_SOLIC$$ se presen</text:span><text:span text:style-name="T30">tó solicitud</text:span><text:span text:style-name="T29"> por </text:span><text:span text:style-name="T20">$$INTERESADO_PRESENTACION$$</text:span><text:span text:style-name="T29">.</text:span></text:p>
      <text:p text:style-name="P12">En dicho escrito se solicitaba $$SOLICITUD$$.</text:p>
      <text:p text:style-name="P9"><text:span text:style-name="T49">SEGUNDO.- </text:span><text:span text:style-name="T32">Con fecha $$FECHA_SOL_DES_REN$$, se ha recibido solicitud de</text:span><text:span text:style-name="T50"> </text:span><text:span text:style-name="Fuente_20_de_20_párrafo_20_predeter."><text:span text:style-name="T51"><text:s/></text:span></text:span><text:span text:style-name="Fuente_20_de_20_párrafo_20_predeter."><text:span text:style-name="T52"><text:script script:language="JOOScript">[#if DESIS_RENUNCIA_label??][#assign DESIS_RENUNCIA=DESIS_RENUNCIA_label][/#if]</text:script></text:span></text:span><text:span text:style-name="Fuente_20_de_20_párrafo_20_predeter."><text:span text:style-name="T53"><text:text-input text:description="JOOScript">${(DESIS_RENUNCIA)!}</text:text-input></text:span></text:span><text:span text:style-name="T32"><text:s/>p</text:span><text:span text:style-name="T33">or parte de </text:span><text:span text:style-name="T34">D./</text:span><text:span text:style-name="T33">Dña. $$INTERESADO_DES_REN$$.</text:span></text:p>
      <text:p text:style-name="P7"/>
      <text:p text:style-name="P6">FUNDAMENTOS DE DERECHO</text:p>
      <text:p text:style-name="P21"/>
      <text:p text:style-name="P20">El artículo 94.1 de la Ley 39/2015, de 1 de octubre, del Procedimiento Administrativo Común de las Administraciones Públicas, establece que “<text:span text:style-name="T35">todo interesado podrá desistir de su solicitud o, cuando ello no esté prohibido por el </text:span><text:span text:style-name="T37">o</text:span><text:span text:style-name="T35">rdenamiento </text:span><text:span text:style-name="T37">j</text:span><text:span text:style-name="T35">urídico, renunciar a sus derechos</text:span>”.</text:p>
      <text:p text:style-name="P8">El artículo 94.4 de dicha Ley establece que “<text:span text:style-name="T35">la Administración aceptará de plano el desistimiento o la renuncia, y declarará concluso el procedimiento salvo que, habiéndose personado en el mismo terceros interesados, instasen éstos su continuación en el plazo de diez días </text:span><text:span text:style-name="T36">hábiles </text:span><text:span text:style-name="T35">desde que fueron notificados del desistimiento o renuncia</text:span>”. </text:p>
      <text:p text:style-name="P19"><text:span text:style-name="T31">[En caso de que existan motivos para continuar el procedimiento conforme al artículo 94.5 de la Ley 39/2015, de 1 de octubre]</text:span><text:span text:style-name="T4">El artículo 94.5 establece que </text:span><text:span text:style-name="T18">“Si la cuestión suscitada por la incoación del procedimiento entrañase interés general o fuera conveniente sustanciarla para su definición y esclarecimiento, la Administración podrá limitar los efectos del desistimiento o la renuncia al interesado y seguirá el procedimiento”. </text:span><text:span text:style-name="T4">En este procedimiento se entiende que concurre esta situación debido al siguiente motivo: $$MOTIVO_94_5$$</text:span></text:p>
      <text:p text:style-name="P15"><text:span text:style-name="T21">Por tanto, </text:span><text:span text:style-name="T22">vista la legislación aplicable</text:span><text:span text:style-name="T21">, </text:span></text:p>
      <text:p text:style-name="P17"/>
      <text:p text:style-name="P16"><text:span text:style-name="T23">RESUELV</text:span><text:span text:style-name="T24">O</text:span></text:p>
      <text:p text:style-name="P18"/>
      <text:p text:style-name="P27"><text:span text:style-name="T13">PRIMERO.-</text:span><text:span text:style-name="T38"> </text:span><text:span text:style-name="T4">Aceptar de plano </text:span><text:span text:style-name="T5">la solicitud de</text:span><text:span text:style-name="Fuente_20_de_20_párrafo_20_predeter."><text:span text:style-name="T25"> </text:span></text:span><text:span text:style-name="Fuente_20_de_20_párrafo_20_predeter."><text:span text:style-name="T26"><text:script script:language="JOOScript">[#if DESIS_RENUNCIA_label??][#assign DESIS_RENUNCIA=DESIS_RENUNCIA_label][/#if]</text:script></text:span></text:span><text:span text:style-name="Fuente_20_de_20_párrafo_20_predeter."><text:span text:style-name="T27"><text:text-input text:description="JOOScript">${(DESIS_RENUNCIA)!}</text:text-input></text:span></text:span><text:span text:style-name="T5"><text:s/>presentada por parte de $$INTERESADO_DES_REN$$.</text:span></text:p>
      <text:p text:style-name="P26"><text:span text:style-name="T43">[En caso de que existan motivos para continuar el procedimiento conforme al artículo 94.5 de la Ley 39/2015, de 1 de octubre]</text:span><text:span text:style-name="T17">SEGUNDO</text:span><text:span text:style-name="T16">.- </text:span><text:span text:style-name="T9">Continuar el procedimiento, de conformidad con lo establecido en el artículo 94.5 de la Ley 39/2015, de 1 de octubre, debido al siguiente motivo: </text:span></text:p>
      <text:p text:style-name="P30">$$MOTIVO_94_5$$.</text:p>
      <text:p text:style-name="P33"><text:span text:style-name="T43">[En caso de que </text:span><text:span text:style-name="T44">no </text:span><text:span text:style-name="T43">existan motivos para continuar el procedimiento conforme al artículo 94.5 de la Ley 39/2015, de 1 de octubre]</text:span><text:span text:style-name="T17">SEGUNDO</text:span><text:span text:style-name="T15">.- </text:span><text:span text:style-name="T6">Continuar el procedimiento en caso de </text:span><text:span text:style-name="T7">que </text:span><text:span text:style-name="T6">algún/</text:span><text:span text:style-name="T8">a</text:span><text:span text:style-name="T6"> tercero/</text:span><text:span text:style-name="T8">a</text:span><text:span text:style-name="T6"> interesado/</text:span><text:span text:style-name="T8">a</text:span><text:span text:style-name="T6"> inste a su continuación en el plazo de 10 días hábiles desde que se les notifique este</text:span><text:span text:style-name="Fuente_20_de_20_párrafo_20_predeter."><text:span text:style-name="T25"> </text:span></text:span><text:span text:style-name="Fuente_20_de_20_párrafo_20_predeter."><text:span text:style-name="T26"><text:script script:language="JOOScript">[#if DESIS_RENUNCIA_label??][#assign DESIS_RENUNCIA=DESIS_RENUNCIA_label][/#if]</text:script></text:span></text:span><text:span text:style-name="Fuente_20_de_20_párrafo_20_predeter."><text:span text:style-name="T27"><text:text-input text:description="JOOScript">${(DESIS_RENUNCIA)!}</text:text-input></text:span></text:span><text:span text:style-name="T6">. En </text:span><text:span text:style-name="T10">caso contrario, declarar concluso el procedimiento.</text:span></text:p>
      <text:p text:style-name="P28"><text:soft-page-break/><text:span text:style-name="T14">TERCERO</text:span><text:span text:style-name="T12">.- </text:span><text:span text:style-name="T11">Notificar la presente resolución a los/las interesados/as.</text:span></text:p>
      <text:p text:style-name="P29"/>
      <text:p text:style-name="P32"><text:span text:style-name="Fuente_20_de_20_párrafo_20_predeter."><text:span text:style-name="T45"><text:script script:language="JOOScript">[#assign FIRMANTES_FDO_AUXILIAR=""]
[#assign FIRMANTES_AUXILIAR=""]
[#assign FIRMANTE_DELEGACION_AUXILIAR=""]

[#if FIRMANTES??]
	[#assign FIRMANTES_FDO_AUXILIAR="Fdo:"]
	[#assign FIRMANTES_AUXILIAR=FIRMANTES]
	[#if FIRMANTE_DELEGACION??]
		[#assign FIRMANTE_DELEGACION_AUXILIAR=FIRMANTE_DELEGACION]
	[/#if]
[/#if]


</text:script></text:span></text:span><text:span text:style-name="Fuente_20_de_20_párrafo_20_predeter."><text:span text:style-name="T46"><text:text-input text:description="JOOScript">${(FIRMANTES_FDO_AUXILIAR)!}</text:text-input></text:span></text:span><text:span text:style-name="T48"><text:s/></text:span><text:span text:style-name="Fuente_20_de_20_párrafo_20_predeter."><text:span text:style-name="T47"><text:text-input text:description="JOOScript">${(FIRMANTES_AUXILIAR)!}</text:text-input></text:span></text:span><text:span text:style-name="Fuente_20_de_20_párrafo_20_predeter."><text:span text:style-name="T47"><text:s/></text:span></text:span></text:p>
      <text:p text:style-name="P31"><text:span text:style-name="Fuente_20_de_20_párrafo_20_predeter."><text:span text:style-name="T19"><text:text-input text:description="JOOScript">${(FIRMANTE_DELEGACION_AUXILIAR)!}</text:text-input></text:span></text:span><text:span text:style-name="Fuente_20_de_20_párrafo_20_predeter."><text:span text:style-name="T19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2" svg:font-family="StarSymbol"/>
    <style:font-face style:name="Tahoma2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1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" svg:font-family="NSimSun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1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3" fo:font-family="Arial" style:font-family-generic="swiss" style:font-pitch="variable" fo:font-size="11pt" fo:language="es" fo:country="ES" style:font-size-asian="11pt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3" fo:font-family="Arial" style:font-family-generic="swiss" style:font-pitch="variable" fo:font-size="7pt" style:font-size-asian="7pt" style:font-size-complex="7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_28_user_29_" style:display-name="Text body (user)" style:family="paragraph" style:default-outline-level="">
      <style:paragraph-properties fo:margin-top="0cm" fo:margin-bottom="0.212cm" loext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ucida Sans1" style:font-family-asian="'Lucida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Encabezado" style:family="paragraph" style:parent-style-name="Standard" style:default-outline-level="">
      <style:paragraph-properties fo:hyphenation-ladder-count="no-limit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Epígrafe" style:family="paragraph" style:parent-style-name="Standard" style:default-outline-level="">
      <style:paragraph-properties fo:margin-top="0.212cm" fo:margin-bottom="0.212cm" loext:contextual-spacing="false" fo:hyphenation-ladder-count="no-limit"/>
      <style:text-properties style:font-name-asian="Tahoma" style:font-family-asian="Tahoma" style:font-family-generic-asian="system" style:font-pitch-asian="variable" style:font-style-complex="italic" fo:hyphenate="false" fo:hyphenation-remain-char-count="2" fo:hyphenation-push-char-count="2" loext:hyphenation-no-caps="false"/>
    </style:style>
    <style:style style:name="Document_20_Map" style:display-name="Document 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ar" style:country-asian="SA" style:font-name-complex="Liberation Serif2" style:font-family-complex="'Liberation Serif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ucida Sans1" style:font-family-asian="'Lucida Sans'" style:font-family-generic-asian="system" style:font-pitch-asian="variable" style:font-size-asian="12pt" style:language-asian="hi" style:country-asian="IN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Arial3" fo:font-family="Arial" style:font-family-generic="swiss" style:font-pitch="variable" fo:font-size="10pt" style:font-name-asian="StarSymbol2" style:font-family-asian="StarSymbol" style:font-size-asian="8.75pt" style:font-name-complex="StarSymbol2" style:font-family-complex="StarSymbol" style:font-size-complex="10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style:font-name="Verdana1" fo:font-family="Verdana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3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1LVL2" style:display-name="WW_CharLFO1LVL2" style:family="text">
      <style:text-properties fo:color="#000000" style:font-name="Verdana" fo:font-family="Verdana" style:font-family-generic="roman" style:font-pitch="variable" style:font-name-asian="Arial4" style:font-family-asian="Arial" style:font-family-generic-asian="system" style:font-pitch-asian="variable"/>
    </style:style>
    <style:style style:name="WW_5f_CharLFO1LVL5" style:display-name="WW_CharLFO1LVL5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1LVL8" style:display-name="WW_CharLFO1LVL8" style:family="text">
      <style:text-properties style:font-name="Courier New1" fo:font-family="'Courier New'" style:font-family-generic="roman" style:font-pitch="variable" style:font-name-asian="Wingdings1" style:font-family-asian="Wingdings" style:font-family-generic-asian="system" style:font-pitch-asian="variable"/>
    </style:style>
    <style:style style:name="WW_5f_CharLFO2LVL1" style:display-name="WW_CharLFO2LVL1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2" style:display-name="WW_CharLFO2LVL2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3" style:display-name="WW_CharLFO2LVL3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4" style:display-name="WW_CharLFO2LVL4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5" style:display-name="WW_CharLFO2LVL5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6" style:display-name="WW_CharLFO2LVL6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7" style:display-name="WW_CharLFO2LVL7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8" style:display-name="WW_CharLFO2LVL8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WW_5f_CharLFO2LVL9" style:display-name="WW_CharLFO2LVL9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03b72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style:text-outline="false" style:text-line-through-style="none" style:text-line-through-type="none" style:font-name="Arial3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style:text-outline="false" style:text-line-through-style="none" style:text-line-through-type="none" style:font-name="Arial3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3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printed-by>MARIA JOSE CAMINERO MARQUES</meta:printed-by>
    <dc:language>es-ES</dc:language>
    <meta:editing-cycles>85</meta:editing-cycles>
    <meta:editing-duration>PT7H16M36S</meta:editing-duration>
    <dc:date>2021-03-08T13:41:22.686000000</dc:date>
    <meta:document-statistic meta:table-count="0" meta:image-count="0" meta:object-count="0" meta:page-count="2" meta:paragraph-count="27" meta:word-count="378" meta:character-count="2732" meta:non-whitespace-character-count="2385"/>
    <meta:user-defined meta:name="Info 1"/>
    <meta:user-defined meta:name="Info 2"/>
    <meta:user-defined meta:name="Info 3"/>
    <meta:user-defined meta:name="Info 4"/>
  </office:meta>
</office:document-meta>
</file>